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400B00000D680000015F4546879BB11B239E.svg" manifest:media-type="image/svg+xml"/>
  <manifest:file-entry manifest:full-path="Pictures/10000201000000210000000E246B0FDA2777409F.png" manifest:media-type="image/png"/>
  <manifest:file-entry manifest:full-path="Pictures/100002010000000A00000009BB64FD2D00B53547.png" manifest:media-type="image/png"/>
  <manifest:file-entry manifest:full-path="Pictures/100002010000000900000009668D4B6AA80AB4C5.png" manifest:media-type="image/png"/>
  <manifest:file-entry manifest:full-path="Pictures/100015CE0000032C00000100176E517B5708B729.svg" manifest:media-type="image/svg+xml"/>
  <manifest:file-entry manifest:full-path="Pictures/100002010000000A0000000A0F5C6F3FEF2F4C4D.png" manifest:media-type="image/png"/>
  <manifest:file-entry manifest:full-path="Pictures/100008390000010B00000100C937C4C296321994.svg" manifest:media-type="image/svg+xml"/>
  <manifest:file-entry manifest:full-path="Pictures/1000095C00000109000000F88010AA640F0EC9B5.svg" manifest:media-type="image/svg+xml"/>
  <manifest:file-entry manifest:full-path="Pictures/1000020100000007000000071EF1F6C2B7D5999E.png" manifest:media-type="image/png"/>
  <manifest:file-entry manifest:full-path="Pictures/10000675000000E2000000F0DD0B73A391036E5A.svg" manifest:media-type="image/svg+xml"/>
  <manifest:file-entry manifest:full-path="Pictures/100019A50000032300000140CE744BE7D2E32919.svg" manifest:media-type="image/svg+xml"/>
  <manifest:file-entry manifest:full-path="Pictures/100006990000010A000000F0769F518D842ADA5B.svg" manifest:media-type="image/svg+xml"/>
  <manifest:file-entry manifest:full-path="Pictures/10001349000003A20000015F6BA81B89985B914D.svg" manifest:media-type="image/svg+xml"/>
  <manifest:file-entry manifest:full-path="Pictures/100002010000000A000000092250011A09157E3B.png" manifest:media-type="image/png"/>
  <manifest:file-entry manifest:full-path="Pictures/10000B5E00000136000000F054131A190ED32810.svg" manifest:media-type="image/svg+xml"/>
  <manifest:file-entry manifest:full-path="Pictures/10001B42000003A000000171D9C23C9F0F4106E6.svg" manifest:media-type="image/svg+xml"/>
  <manifest:file-entry manifest:full-path="Pictures/100002010000000C000000094AE5AE5328505CB0.png" manifest:media-type="image/png"/>
  <manifest:file-entry manifest:full-path="Pictures/10000201000000230000000D6FAE4FBCC2EC100E.png" manifest:media-type="image/png"/>
  <manifest:file-entry manifest:full-path="Pictures/1000079F000000E30000010089209FC8D78445AD.svg" manifest:media-type="image/svg+xml"/>
  <manifest:file-entry manifest:full-path="Pictures/10000201000000240000000EA3B1D410019ACF0A.png" manifest:media-type="image/png"/>
  <manifest:file-entry manifest:full-path="Pictures/100012F2000003C10000017A7648727B7C24A29E.svg" manifest:media-type="image/svg+xml"/>
  <manifest:file-entry manifest:full-path="Pictures/100002010000001F0000000ADC75D47071DFEF97.png" manifest:media-type="image/png"/>
  <manifest:file-entry manifest:full-path="Pictures/100005FA000000B3000000BED25E0FAAA17FC893.svg" manifest:media-type="image/svg+xml"/>
  <manifest:file-entry manifest:full-path="Pictures/1000191B0000035D00000171D791BA1D05C808F0.svg" manifest:media-type="image/svg+xml"/>
  <manifest:file-entry manifest:full-path="Pictures/10000201000000090000000AE1D602AF884B8AF9.png" manifest:media-type="image/png"/>
  <manifest:file-entry manifest:full-path="Pictures/10000201000000820000000D94DBD942E8D6B9B1.png" manifest:media-type="image/png"/>
  <manifest:file-entry manifest:full-path="Pictures/10000201000000230000000E59FB4026283B9423.png" manifest:media-type="image/png"/>
  <manifest:file-entry manifest:full-path="Pictures/10000201000000380000000E3FD251C2B7B86A47.png" manifest:media-type="image/png"/>
  <manifest:file-entry manifest:full-path="Pictures/10000201000000380000000E141491A1A7157B25.png" manifest:media-type="image/png"/>
  <manifest:file-entry manifest:full-path="Pictures/100002010000001E0000000C9CF0DC4381B57531.png" manifest:media-type="image/png"/>
  <manifest:file-entry manifest:full-path="Pictures/100027CE000005C50000016DD365D0FEEC64FC47.svg" manifest:media-type="image/svg+xml"/>
  <manifest:file-entry manifest:full-path="Pictures/100026FA000005C80000016D0074BF8671BA2BD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8cm" draw:marker-end="" draw:marker-end-width="0.38cm" draw:fill="solid" draw:textarea-vertical-align="middle" fo:padding-top="0.152cm" fo:padding-bottom="0.152cm" fo:padding-left="0.277cm" fo:padding-right="0.27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2cm" draw:marker-end-width="0.322cm" draw:fill="none" draw:opacity="0%" draw:textarea-horizontal-align="justify" draw:textarea-vertical-align="middle" draw:auto-grow-height="false" fo:min-height="0.938cm" fo:min-width="1.45cm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53cm" svg:stroke-color="#000000" draw:marker-start-width="0.28cm" draw:marker-end="Arrow_20_concave" draw:marker-end-width="0.38cm" draw:fill="solid" draw:textarea-vertical-align="middle" fo:padding-top="0.152cm" fo:padding-bottom="0.152cm" fo:padding-left="0.277cm" fo:padding-right="0.277cm"/>
    </style:style>
    <style:style style:name="gr5" style:family="graphic" style:parent-style-name="standard">
      <style:graphic-properties draw:stroke="dash" draw:stroke-dash="Long_20_Dash" svg:stroke-width="0.053cm" svg:stroke-color="#000000" draw:marker-start-width="0.279cm" draw:marker-end-width="0.279cm" draw:fill="none" draw:opacity="0%" draw:textarea-horizontal-align="justify" draw:textarea-vertical-align="middle" draw:auto-grow-height="false" fo:min-height="4.924cm" fo:min-width="2.115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opacity="0%" draw:textarea-horizontal-align="justify" draw:textarea-vertical-align="middle" draw:auto-grow-height="false" fo:min-height="0.147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81cm" svg:stroke-color="#000000" draw:marker-start-width="0.322cm" draw:marker-end-width="0.322cm" draw:fill="solid" draw:fill-color="#ffffff" draw:opacity="100%" draw:textarea-horizontal-align="justify" draw:textarea-vertical-align="middle" draw:auto-grow-height="false" fo:min-height="0.938cm" fo:min-width="1.45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000000" draw:marker-start-width="0.322cm" draw:marker-end-width="0.322cm" draw:fill="solid" draw:fill-color="#ffffff" draw:opacity="100%" draw:textarea-horizontal-align="justify" draw:textarea-vertical-align="middle" draw:auto-grow-height="false" fo:min-height="0.938cm" fo:min-width="1.45cm" fo:padding-top="0.166cm" fo:padding-bottom="0.166cm" fo:padding-left="0.291cm" fo:padding-right="0.291cm"/>
    </style:style>
    <style:style style:name="gr9" style:family="graphic" style:parent-style-name="objectwithoutfill">
      <style:graphic-properties draw:stroke="dash" draw:stroke-dash="Dot" svg:stroke-width="0.053cm" svg:stroke-color="#000000" draw:marker-start-width="0.28cm" draw:marker-end="" draw:marker-end-width="0.38cm" draw:fill="solid" draw:textarea-vertical-align="middle" fo:padding-top="0.152cm" fo:padding-bottom="0.152cm" fo:padding-left="0.277cm" fo:padding-right="0.277cm"/>
    </style:style>
    <style:style style:name="gr10" style:family="graphic" style:parent-style-name="standard">
      <style:graphic-properties draw:stroke="dash" draw:stroke-dash="Long_20_Dash" svg:stroke-width="0.053cm" svg:stroke-color="#000000" draw:marker-start-width="0.279cm" draw:marker-end-width="0.279cm" draw:fill="solid" draw:fill-color="#ffffff" draw:opacity="100%" draw:textarea-horizontal-align="justify" draw:textarea-vertical-align="middle" draw:auto-grow-height="false" fo:min-height="2.619cm" fo:min-width="2.369cm" fo:padding-top="0.151cm" fo:padding-bottom="0.151cm" fo:padding-left="0.276cm" fo:padding-right="0.276cm"/>
    </style:style>
    <style:style style:name="gr11" style:family="graphic" style:parent-style-name="standard">
      <style:graphic-properties svg:stroke-width="0.081cm" svg:stroke-color="#000000" draw:marker-start-width="0.322cm" draw:marker-end-width="0.322cm" draw:fill="solid" draw:fill-color="#ffffff" draw:opacity="100%" draw:textarea-horizontal-align="justify" draw:textarea-vertical-align="middle" draw:auto-grow-height="false" fo:min-height="0.209cm" fo:min-width="0cm" fo:padding-top="0.166cm" fo:padding-bottom="0.166cm" fo:padding-left="0.291cm" fo:padding-right="0.291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35cm" svg:stroke-color="#ffffff" draw:marker-start-width="0.252cm" draw:marker-end-width="0.252cm" svg:stroke-opacity="100%" draw:fill="none" draw:fill-color="#ffffff" draw:opacity="3%" draw:textarea-horizontal-align="left" draw:auto-grow-height="true" draw:auto-grow-width="false" fo:min-height="0.991cm" fo:min-width="4.103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0.424cm" fo:min-width="4.103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>
      <style:graphic-properties draw:stroke="none" svg:stroke-width="0.035cm" svg:stroke-color="#000000" draw:marker-start-width="0.252cm" draw:marker-end-width="0.252cm" svg:stroke-opacity="100%" draw:fill="none" draw:fill-color="#ffffff" draw:opacity="3%" draw:textarea-horizontal-align="left" draw:auto-grow-height="true" draw:auto-grow-width="false" fo:min-height="0.847cm" fo:min-width="4.103cm" fo:padding-top="0.142cm" fo:padding-bottom="0.142cm" fo:padding-left="0.267cm" fo:padding-right="0.267cm"/>
      <style:paragraph-properties style:writing-mode="lr-tb"/>
    </style:style>
    <style:style style:name="gr16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0%"/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 draw:opacity="3%"/>
      <style:paragraph-properties fo:text-align="start" style:writing-mode="lr-tb"/>
      <style:text-properties fo:color="#000000" style:font-name="Latin Modern Math" fo:font-size="16pt" fo:font-style="normal" style:text-underline-style="solid" style:text-underline-width="auto" style:text-underline-color="font-color" fo:font-weight="bold" style:font-size-asian="16pt" style:font-style-asian="normal" style:font-size-complex="16pt" style:font-style-complex="normal"/>
    </style:style>
    <style:style style:name="P8" style:family="paragraph">
      <loext:graphic-properties draw:fill="none" draw:fill-color="#ffffff" draw:opacity="3%"/>
      <style:paragraph-properties fo:text-align="center" style:writing-mode="lr-tb"/>
      <style:text-properties style:font-name="Latin Modern Math" fo:font-size="12pt" style:font-size-asian="16pt" style:font-size-complex="16pt"/>
    </style:style>
    <style:style style:name="T1" style:family="text">
      <style:text-properties fo:color="#000000" style:font-name="Latin Modern Math" fo:font-size="14pt" fo:font-weight="bold" style:font-size-asian="14pt" style:font-size-complex="14pt"/>
    </style:style>
    <style:style style:name="T2" style:family="text">
      <style:text-properties style:font-name="Latin Modern Math" fo:font-size="1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2.827cm" svg:y1="11.652cm" svg:x2="12.833cm" svg:y2="10.567cm" draw:start-shape="id1" draw:start-glue-point="0" draw:end-shape="id2" draw:end-glue-point="2" svg:d="M12827 11652l6-1085" svg:viewBox="0 0 7 1086">
          <text:p/>
        </draw:connector>
        <draw:connector draw:style-name="gr1" draw:text-style-name="P1" draw:layer="layout" draw:type="line" svg:x1="13.671cm" svg:y1="6.979cm" svg:x2="13.674cm" svg:y2="11.652cm" draw:start-shape="id3" draw:start-glue-point="2" draw:end-shape="id4" draw:end-glue-point="0" svg:d="M13671 6979l3 4673" svg:viewBox="0 0 4 4674">
          <text:p/>
        </draw:connector>
        <draw:connector draw:style-name="gr1" draw:text-style-name="P1" draw:layer="layout" draw:type="line" svg:x1="14.497cm" svg:y1="3.3cm" svg:x2="14.52cm" svg:y2="11.652cm" draw:start-shape="id5" draw:start-glue-point="2" draw:end-shape="id6" draw:end-glue-point="0" svg:d="M14497 3300l23 8352" svg:viewBox="0 0 24 8353">
          <text:p/>
        </draw:connector>
        <draw:g xml:id="id7" draw:id="id7">
          <draw:g>
            <svg:title>TexMaths</svg:title>
            <svg:desc>15§latex§$RGB$§svg§600§FALSE§</svg:desc>
            <draw:frame draw:style-name="gr2" draw:text-style-name="P2" draw:layer="layout" svg:width="1.217cm" svg:height="0.383cm" svg:x="0.671cm" svg:y="6.326cm">
              <draw:image xlink:href="Pictures/100015CE0000032C00000100176E517B5708B729.svg" xlink:type="simple" xlink:show="embed" xlink:actuate="onLoad" loext:mime-type="image/svg+xml">
                <text:p/>
              </draw:image>
              <draw:image xlink:href="Pictures/100002010000001F0000000ADC75D47071DFEF97.png" xlink:type="simple" xlink:show="embed" xlink:actuate="onLoad" loext:mime-type="image/png"/>
            </draw:frame>
          </draw:g>
          <draw:custom-shape draw:style-name="gr3" draw:text-style-name="P3" draw:layer="layout" svg:width="2.032cm" svg:height="1.27cm" svg:x="0.271cm" svg:y="6.026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3" draw:text-style-name="P3" xml:id="id11" draw:id="id11" draw:layer="layout" svg:width="2.032cm" svg:height="1.27cm" svg:x="3.755cm" svg:y="5.987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5§latex§$R$§svg§600§FALSE§</svg:desc>
            <draw:frame draw:style-name="gr2" draw:text-style-name="P2" draw:layer="layout" svg:width="0.396cm" svg:height="0.371cm" svg:x="4.155cm" svg:y="6.288cm">
              <draw:image xlink:href="Pictures/1000095C00000109000000F88010AA640F0EC9B5.svg" xlink:type="simple" xlink:show="embed" xlink:actuate="onLoad" loext:mime-type="image/svg+xml">
                <text:p/>
              </draw:image>
              <draw:image xlink:href="Pictures/100002010000000A00000009BB64FD2D00B53547.png" xlink:type="simple" xlink:show="embed" xlink:actuate="onLoad" loext:mime-type="image/png"/>
            </draw:frame>
          </draw:g>
        </draw:g>
        <draw:g xml:id="id10" draw:id="id10">
          <draw:g>
            <svg:title>TexMaths</svg:title>
            <svg:desc>15§latex§$Gray$§svg§600§FALSE§</svg:desc>
            <draw:frame draw:style-name="gr2" draw:text-style-name="P2" draw:layer="layout" svg:width="1.203cm" svg:height="0.479cm" svg:x="4.155cm" svg:y="2.647cm">
              <draw:image xlink:href="Pictures/100019A50000032300000140CE744BE7D2E32919.svg" xlink:type="simple" xlink:show="embed" xlink:actuate="onLoad" loext:mime-type="image/svg+xml">
                <text:p/>
              </draw:image>
              <draw:image xlink:href="Pictures/100002010000001E0000000C9CF0DC4381B57531.png" xlink:type="simple" xlink:show="embed" xlink:actuate="onLoad" loext:mime-type="image/png"/>
            </draw:frame>
          </draw:g>
          <draw:custom-shape draw:style-name="gr3" draw:text-style-name="P3" xml:id="id17" draw:id="id17" draw:layer="layout" svg:width="2.032cm" svg:height="1.27cm" svg:x="3.755cm" svg:y="2.347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g>
            <svg:title>TexMaths</svg:title>
            <svg:desc>15§latex§$G$§svg§600§FALSE§</svg:desc>
            <draw:frame draw:style-name="gr2" draw:text-style-name="P2" draw:layer="layout" svg:width="0.399cm" svg:height="0.383cm" svg:x="4.156cm" svg:y="8.223cm">
              <draw:image xlink:href="Pictures/100008390000010B00000100C937C4C296321994.svg" xlink:type="simple" xlink:show="embed" xlink:actuate="onLoad" loext:mime-type="image/svg+xml">
                <text:p/>
              </draw:image>
              <draw:image xlink:href="Pictures/100002010000000A0000000A0F5C6F3FEF2F4C4D.png" xlink:type="simple" xlink:show="embed" xlink:actuate="onLoad" loext:mime-type="image/png"/>
            </draw:frame>
          </draw:g>
          <draw:custom-shape draw:style-name="gr3" draw:text-style-name="P3" xml:id="id13" draw:id="id13" draw:layer="layout" svg:width="2.032cm" svg:height="1.27cm" svg:x="3.755cm" svg:y="7.922cm">
            <text:p/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draw:type="line" svg:x1="2.303cm" svg:y1="6.661cm" svg:x2="3.755cm" svg:y2="6.622cm" draw:start-shape="id7" draw:start-glue-point="1" draw:end-shape="id8" draw:end-glue-point="3" svg:d="M2303 6661l1452-39" svg:viewBox="0 0 1453 40">
          <text:p/>
        </draw:connector>
        <draw:connector draw:style-name="gr4" draw:text-style-name="P1" draw:layer="layout" draw:type="line" svg:x1="2.303cm" svg:y1="6.661cm" svg:x2="3.755cm" svg:y2="8.557cm" draw:start-shape="id7" draw:start-glue-point="1" draw:end-shape="id9" draw:end-glue-point="3" svg:d="M2303 6661l1452 1896" svg:viewBox="0 0 1453 1897">
          <text:p/>
        </draw:connector>
        <draw:connector draw:style-name="gr4" draw:text-style-name="P1" draw:layer="layout" draw:type="line" svg:x1="2.303cm" svg:y1="6.661cm" svg:x2="3.755cm" svg:y2="2.982cm" draw:start-shape="id7" draw:start-glue-point="1" draw:end-shape="id10" draw:end-glue-point="3" svg:d="M2303 6661l1452-3679" svg:viewBox="0 0 1453 3680">
          <text:p/>
        </draw:connector>
        <draw:g xml:id="id14" draw:id="id14">
          <draw:g>
            <svg:title>TexMaths</svg:title>
            <svg:desc>15§latex§$\mathrm{Re}(C)$§svg§600§FALSE§</svg:desc>
            <draw:frame draw:style-name="gr2" draw:text-style-name="P2" draw:layer="layout" svg:width="1.394cm" svg:height="0.525cm" svg:x="9.782cm" svg:y="6.326cm">
              <draw:image xlink:href="Pictures/10001349000003A20000015F6BA81B89985B914D.svg" xlink:type="simple" xlink:show="embed" xlink:actuate="onLoad" loext:mime-type="image/svg+xml">
                <text:p/>
              </draw:image>
              <draw:image xlink:href="Pictures/10000201000000230000000D6FAE4FBCC2EC100E.png" xlink:type="simple" xlink:show="embed" xlink:actuate="onLoad" loext:mime-type="image/png"/>
            </draw:frame>
          </draw:g>
          <draw:custom-shape draw:style-name="gr3" draw:text-style-name="P3" draw:layer="layout" svg:width="2.032cm" svg:height="1.27cm" svg:x="9.382cm" svg:y="6.0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6" draw:id="id16">
          <draw:g>
            <svg:title>TexMaths</svg:title>
            <svg:desc>15§latex§$\mathrm{Im}(C)$§svg§600§FALSE§</svg:desc>
            <draw:frame draw:style-name="gr2" draw:text-style-name="P2" draw:layer="layout" svg:width="1.44cm" svg:height="0.566cm" svg:x="9.782cm" svg:y="9.914cm">
              <draw:image xlink:href="Pictures/100012F2000003C10000017A7648727B7C24A29E.svg" xlink:type="simple" xlink:show="embed" xlink:actuate="onLoad" loext:mime-type="image/svg+xml">
                <text:p/>
              </draw:image>
              <draw:image xlink:href="Pictures/10000201000000240000000EA3B1D410019ACF0A.png" xlink:type="simple" xlink:show="embed" xlink:actuate="onLoad" loext:mime-type="image/png"/>
            </draw:frame>
          </draw:g>
          <draw:custom-shape draw:style-name="gr3" draw:text-style-name="P3" draw:layer="layout" svg:width="2.032cm" svg:height="1.27cm" svg:x="9.382cm" svg:y="9.614cm">
            <text:p/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3" draw:text-style-name="P3" draw:layer="layout" svg:width="2.032cm" svg:height="1.27cm" svg:x="9.382cm" svg:y="2.3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svg:title>TexMaths</svg:title>
            <svg:desc>15§latex§$L$§svg§600§FALSE§</svg:desc>
            <draw:frame draw:style-name="gr2" draw:text-style-name="P2" draw:layer="layout" svg:width="0.338cm" svg:height="0.359cm" svg:x="9.782cm" svg:y="2.647cm">
              <draw:image xlink:href="Pictures/10000675000000E2000000F0DD0B73A391036E5A.svg" xlink:type="simple" xlink:show="embed" xlink:actuate="onLoad" loext:mime-type="image/svg+xml">
                <text:p/>
              </draw:image>
              <draw:image xlink:href="Pictures/100002010000000900000009668D4B6AA80AB4C5.png" xlink:type="simple" xlink:show="embed" xlink:actuate="onLoad" loext:mime-type="image/png"/>
            </draw:frame>
          </draw:g>
        </draw:g>
        <draw:connector draw:style-name="gr1" draw:text-style-name="P1" draw:layer="layout" draw:type="line" svg:x1="5.787cm" svg:y1="6.622cm" svg:x2="6.605cm" svg:y2="7.423cm" draw:start-shape="id11" draw:start-glue-point="1" draw:end-shape="id12" draw:end-glue-point="3" svg:d="M5787 6622l818 801" svg:viewBox="0 0 819 802">
          <text:p/>
        </draw:connector>
        <draw:connector draw:style-name="gr1" draw:text-style-name="P1" draw:layer="layout" draw:type="line" svg:x1="5.787cm" svg:y1="8.557cm" svg:x2="6.605cm" svg:y2="7.423cm" draw:start-shape="id13" draw:start-glue-point="1" draw:end-shape="id12" draw:end-glue-point="3" svg:d="M5787 8557l818-1134" svg:viewBox="0 0 819 1135">
          <text:p/>
        </draw:connector>
        <draw:connector draw:style-name="gr1" draw:text-style-name="P1" draw:layer="layout" draw:type="line" svg:x1="8.637cm" svg:y1="7.423cm" svg:x2="9.382cm" svg:y2="6.661cm" draw:start-shape="id12" draw:start-glue-point="1" draw:end-shape="id14" draw:end-glue-point="3" svg:d="M8637 7423l745-762" svg:viewBox="0 0 746 763">
          <text:p/>
        </draw:connector>
        <draw:connector draw:style-name="gr1" draw:text-style-name="P1" draw:layer="layout" draw:type="line" svg:x1="8.637cm" svg:y1="9.558cm" svg:x2="9.382cm" svg:y2="10.249cm" draw:start-shape="id15" draw:start-glue-point="1" draw:end-shape="id16" draw:end-glue-point="3" svg:d="M8637 9558l745 691" svg:viewBox="0 0 746 692">
          <text:p/>
        </draw:connector>
        <draw:connector draw:style-name="gr1" draw:text-style-name="P1" draw:layer="layout" draw:type="line" svg:x1="5.787cm" svg:y1="2.982cm" svg:x2="9.382cm" svg:y2="2.982cm" draw:start-shape="id17" draw:start-glue-point="1" draw:end-shape="id18" draw:end-glue-point="3" svg:d="M5787 2982h3595" svg:viewBox="0 0 3596 1">
          <text:p/>
        </draw:connector>
        <draw:g xml:id="id19" draw:id="id19">
          <draw:g>
            <svg:title>TexMaths</svg:title>
            <svg:desc>15§latex§$B$§svg§600§FALSE§</svg:desc>
            <draw:frame draw:style-name="gr2" draw:text-style-name="P2" draw:layer="layout" svg:width="0.398cm" svg:height="0.359cm" svg:x="4.155cm" svg:y="10.158cm">
              <draw:image xlink:href="Pictures/100006990000010A000000F0769F518D842ADA5B.svg" xlink:type="simple" xlink:show="embed" xlink:actuate="onLoad" loext:mime-type="image/svg+xml">
                <text:p/>
              </draw:image>
              <draw:image xlink:href="Pictures/100002010000000A000000092250011A09157E3B.png" xlink:type="simple" xlink:show="embed" xlink:actuate="onLoad" loext:mime-type="image/png"/>
            </draw:frame>
          </draw:g>
          <draw:custom-shape draw:style-name="gr3" draw:text-style-name="P3" xml:id="id20" draw:id="id20" draw:layer="layout" svg:width="2.032cm" svg:height="1.27cm" svg:x="3.755cm" svg:y="9.857cm">
            <text:p/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draw:type="line" svg:x1="2.303cm" svg:y1="6.661cm" svg:x2="3.755cm" svg:y2="10.492cm" draw:start-shape="id7" draw:start-glue-point="1" draw:end-shape="id19" draw:end-glue-point="3" svg:d="M2303 6661l1452 3831" svg:viewBox="0 0 1453 3832">
          <text:p/>
        </draw:connector>
        <draw:custom-shape draw:style-name="gr5" draw:text-style-name="P3" draw:layer="layout" svg:width="2.667cm" svg:height="5.226cm" svg:x="9.02cm" svg:y="5.865cm">
          <text:p/>
          <draw:enhanced-geometry svg:viewBox="0 0 21600 21600" draw:type="rectangle" draw:enhanced-path="M 0 0 L 21600 0 21600 21600 0 21600 0 0 Z N"/>
        </draw:custom-shape>
        <draw:g xml:id="id12" draw:id="id12">
          <draw:custom-shape draw:style-name="gr3" draw:text-style-name="P3" draw:layer="layout" svg:width="2.032cm" svg:height="1.27cm" svg:x="6.605cm" svg:y="6.788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15§latex§$H$§svg§600§FALSE§</svg:desc>
            <draw:frame draw:style-name="gr2" draw:text-style-name="P2" draw:layer="layout" svg:width="0.464cm" svg:height="0.359cm" svg:x="7.005cm" svg:y="7.088cm">
              <draw:image xlink:href="Pictures/10000B5E00000136000000F054131A190ED32810.svg" xlink:type="simple" xlink:show="embed" xlink:actuate="onLoad" loext:mime-type="image/svg+xml">
                <text:p/>
              </draw:image>
              <draw:image xlink:href="Pictures/100002010000000C000000094AE5AE5328505CB0.png" xlink:type="simple" xlink:show="embed" xlink:actuate="onLoad" loext:mime-type="image/png"/>
            </draw:frame>
          </draw:g>
        </draw:g>
        <draw:g xml:id="id15" draw:id="id15">
          <draw:g>
            <svg:title>TexMaths</svg:title>
            <svg:desc>15§latex§$S$§svg§600§FALSE§</svg:desc>
            <draw:frame draw:style-name="gr2" draw:text-style-name="P2" draw:layer="layout" svg:width="0.339cm" svg:height="0.383cm" svg:x="7.005cm" svg:y="9.223cm">
              <draw:image xlink:href="Pictures/1000079F000000E30000010089209FC8D78445AD.svg" xlink:type="simple" xlink:show="embed" xlink:actuate="onLoad" loext:mime-type="image/svg+xml">
                <text:p/>
              </draw:image>
              <draw:image xlink:href="Pictures/10000201000000090000000AE1D602AF884B8AF9.png" xlink:type="simple" xlink:show="embed" xlink:actuate="onLoad" loext:mime-type="image/png"/>
            </draw:frame>
          </draw:g>
          <draw:custom-shape draw:style-name="gr3" draw:text-style-name="P3" draw:layer="layout" svg:width="2.032cm" svg:height="1.27cm" svg:x="6.605cm" svg:y="8.923cm">
            <text:p/>
            <draw:enhanced-geometry svg:viewBox="0 0 21600 21600" draw:type="rectangle" draw:enhanced-path="M 0 0 L 21600 0 21600 21600 0 21600 0 0 Z N"/>
          </draw:custom-shape>
        </draw:g>
        <draw:connector draw:style-name="gr1" draw:text-style-name="P1" draw:layer="layout" draw:type="line" svg:x1="5.787cm" svg:y1="8.557cm" svg:x2="6.605cm" svg:y2="9.558cm" draw:start-shape="id13" draw:start-glue-point="1" draw:end-shape="id15" draw:end-glue-point="3" svg:d="M5787 8557l818 1001" svg:viewBox="0 0 819 1002">
          <text:p/>
        </draw:connector>
        <draw:connector draw:style-name="gr1" draw:text-style-name="P1" draw:layer="layout" draw:type="line" svg:x1="5.787cm" svg:y1="10.492cm" svg:x2="6.605cm" svg:y2="9.558cm" draw:start-shape="id20" draw:start-glue-point="1" draw:end-shape="id15" draw:end-glue-point="3" svg:d="M5787 10492l818-934" svg:viewBox="0 0 819 935">
          <text:p/>
        </draw:connector>
        <draw:connector draw:style-name="gr1" draw:text-style-name="P1" draw:layer="layout" draw:type="line" svg:x1="5.787cm" svg:y1="10.492cm" svg:x2="6.605cm" svg:y2="7.423cm" draw:start-shape="id20" draw:start-glue-point="1" draw:end-shape="id12" draw:end-glue-point="3" svg:d="M5787 10492l818-3069" svg:viewBox="0 0 819 3070">
          <text:p/>
        </draw:connector>
        <draw:connector draw:style-name="gr1" draw:text-style-name="P1" draw:layer="layout" draw:type="line" svg:x1="5.787cm" svg:y1="6.622cm" svg:x2="6.605cm" svg:y2="9.558cm" draw:start-shape="id11" draw:end-shape="id15" draw:end-glue-point="3" svg:d="M5787 6622l818 2936" svg:viewBox="0 0 819 2937">
          <text:p/>
        </draw:connector>
        <draw:connector draw:style-name="gr1" draw:text-style-name="P1" draw:layer="layout" draw:type="line" svg:x1="8.637cm" svg:y1="7.423cm" svg:x2="9.382cm" svg:y2="10.249cm" draw:start-shape="id12" draw:start-glue-point="1" draw:end-shape="id16" draw:end-glue-point="3" svg:d="M8637 7423l745 2826" svg:viewBox="0 0 746 2827">
          <text:p/>
        </draw:connector>
        <draw:connector draw:style-name="gr1" draw:text-style-name="P1" draw:layer="layout" draw:type="line" svg:x1="8.637cm" svg:y1="9.558cm" svg:x2="9.382cm" svg:y2="6.661cm" draw:start-shape="id15" draw:start-glue-point="1" draw:end-shape="id14" draw:end-glue-point="3" svg:d="M8637 9558l745-2897" svg:viewBox="0 0 746 2898">
          <text:p/>
        </draw:connector>
        <draw:g xml:id="id2" draw:id="id2">
          <draw:custom-shape draw:style-name="gr6" draw:text-style-name="P3" draw:layer="layout" svg:width="0.635cm" svg:height="0.635cm" svg:x="12.516cm" svg:y="9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5§latex§$\ast$§svg§600§FALSE§</svg:desc>
            <draw:frame draw:style-name="gr2" draw:text-style-name="P2" draw:layer="layout" svg:width="0.403cm" svg:height="0.406cm" svg:x="12.604cm" svg:y="10.063cm">
              <draw:image xlink:href="Pictures/100005FA000000B3000000BED25E0FAAA17FC893.svg" xlink:type="simple" xlink:show="embed" xlink:actuate="onLoad" loext:mime-type="image/svg+xml">
                <text:p/>
              </draw:image>
              <draw:image xlink:href="Pictures/1000020100000007000000071EF1F6C2B7D5999E.png" xlink:type="simple" xlink:show="embed" xlink:actuate="onLoad" loext:mime-type="image/png"/>
            </draw:frame>
          </draw:g>
        </draw:g>
        <draw:g xml:id="id3" draw:id="id3">
          <draw:custom-shape draw:style-name="gr6" draw:text-style-name="P3" draw:layer="layout" svg:width="0.635cm" svg:height="0.635cm" svg:x="13.354cm" svg:y="6.3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5§latex§$\ast$§svg§600§FALSE§</svg:desc>
            <draw:frame draw:style-name="gr2" draw:text-style-name="P2" draw:layer="layout" svg:width="0.403cm" svg:height="0.406cm" svg:x="13.442cm" svg:y="6.475cm">
              <draw:image xlink:href="Pictures/100005FA000000B3000000BED25E0FAAA17FC893.svg" xlink:type="simple" xlink:show="embed" xlink:actuate="onLoad" loext:mime-type="image/svg+xml">
                <text:p/>
              </draw:image>
              <draw:image xlink:href="Pictures/1000020100000007000000071EF1F6C2B7D5999E.png" xlink:type="simple" xlink:show="embed" xlink:actuate="onLoad" loext:mime-type="image/png"/>
            </draw:frame>
          </draw:g>
        </draw:g>
        <draw:g xml:id="id5" draw:id="id5">
          <draw:custom-shape draw:style-name="gr6" draw:text-style-name="P3" draw:layer="layout" svg:width="0.61cm" svg:height="0.635cm" svg:x="14.192cm" svg:y="2.6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5§latex§$\ast$§svg§600§FALSE§</svg:desc>
            <draw:frame draw:style-name="gr2" draw:text-style-name="P2" draw:layer="layout" svg:width="0.387cm" svg:height="0.406cm" svg:x="14.277cm" svg:y="2.796cm">
              <draw:image xlink:href="Pictures/100005FA000000B3000000BED25E0FAAA17FC893.svg" xlink:type="simple" xlink:show="embed" xlink:actuate="onLoad" loext:mime-type="image/svg+xml">
                <text:p/>
              </draw:image>
              <draw:image xlink:href="Pictures/1000020100000007000000071EF1F6C2B7D5999E.png" xlink:type="simple" xlink:show="embed" xlink:actuate="onLoad" loext:mime-type="image/png"/>
            </draw:frame>
          </draw:g>
        </draw:g>
        <draw:connector draw:style-name="gr1" draw:text-style-name="P1" draw:layer="layout" draw:type="line" svg:x1="14.192cm" svg:y1="2.982cm" svg:x2="11.414cm" svg:y2="2.982cm" draw:start-shape="id5" draw:start-glue-point="3" draw:end-shape="id18" draw:end-glue-point="1" svg:d="M14192 2982h-2778" svg:viewBox="0 0 2779 1">
          <text:p/>
        </draw:connector>
        <draw:connector draw:style-name="gr1" draw:text-style-name="P1" draw:layer="layout" draw:type="line" svg:x1="12.516cm" svg:y1="10.249cm" svg:x2="11.414cm" svg:y2="10.249cm" draw:start-shape="id2" draw:start-glue-point="3" draw:end-shape="id16" draw:end-glue-point="1" svg:d="M12516 10249h-1102" svg:viewBox="0 0 1103 1">
          <text:p/>
        </draw:connector>
        <draw:connector draw:style-name="gr1" draw:text-style-name="P1" draw:layer="layout" draw:type="line" svg:x1="13.354cm" svg:y1="6.661cm" svg:x2="11.414cm" svg:y2="6.661cm" draw:start-shape="id3" draw:start-glue-point="3" draw:end-shape="id14" draw:end-glue-point="1" svg:d="M13354 6661h-1940" svg:viewBox="0 0 1941 1">
          <text:p/>
        </draw:connector>
        <draw:g xml:id="id21" draw:id="id21">
          <draw:custom-shape draw:style-name="gr7" draw:text-style-name="P4" draw:layer="layout" svg:width="2.032cm" svg:height="1.27cm" svg:x="16.929cm" svg:y="5.54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032cm" svg:height="1.27cm" svg:x="16.472cm" svg:y="5.9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032cm" svg:height="1.27cm" svg:x="16.218cm" svg:y="6.2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032cm" svg:height="1.27cm" svg:x="15.964cm" svg:y="6.507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1" draw:layer="layout" draw:type="line" svg:x1="18.505cm" svg:y1="7.234cm" svg:x2="18.962cm" svg:y2="6.78cm" svg:d="M18505 7234l457-454" svg:viewBox="0 0 458 455">
            <text:p/>
          </draw:connector>
        </draw:g>
        <draw:g xml:id="id22" draw:id="id22">
          <draw:custom-shape draw:style-name="gr7" draw:text-style-name="P4" draw:layer="layout" svg:width="2.032cm" svg:height="1.27cm" svg:x="16.929cm" svg:y="1.8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032cm" svg:height="1.27cm" svg:x="16.472cm" svg:y="2.3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032cm" svg:height="1.27cm" svg:x="16.218cm" svg:y="2.57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032cm" svg:height="1.27cm" svg:x="15.964cm" svg:y="2.828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1" draw:layer="layout" draw:type="line" svg:x1="18.505cm" svg:y1="3.555cm" svg:x2="18.962cm" svg:y2="3.101cm" svg:d="M18505 3555l457-454" svg:viewBox="0 0 458 455">
            <text:p/>
          </draw:connector>
        </draw:g>
        <draw:g xml:id="id23" draw:id="id23">
          <draw:custom-shape draw:style-name="gr7" draw:text-style-name="P4" draw:layer="layout" svg:width="2.032cm" svg:height="1.27cm" svg:x="16.929cm" svg:y="9.1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032cm" svg:height="1.27cm" svg:x="16.472cm" svg:y="9.58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032cm" svg:height="1.27cm" svg:x="16.218cm" svg:y="9.84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032cm" svg:height="1.27cm" svg:x="15.964cm" svg:y="10.095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1" draw:layer="layout" draw:type="line" svg:x1="18.505cm" svg:y1="10.822cm" svg:x2="18.962cm" svg:y2="10.368cm" svg:d="M18505 10822l457-454" svg:viewBox="0 0 458 455">
            <text:p/>
          </draw:connector>
        </draw:g>
        <draw:g xml:id="id24" draw:id="id24">
          <draw:custom-shape draw:style-name="gr7" draw:text-style-name="P4" draw:layer="layout" svg:width="2.032cm" svg:height="1.27cm" svg:x="21.497cm" svg:y="5.30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032cm" svg:height="1.27cm" svg:x="21.04cm" svg:y="5.75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2.032cm" svg:height="1.27cm" svg:x="20.786cm" svg:y="6.0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032cm" svg:height="1.27cm" svg:x="20.532cm" svg:y="6.264cm">
            <text:p/>
            <draw:enhanced-geometry svg:viewBox="0 0 21600 21600" draw:type="rectangle" draw:enhanced-path="M 0 0 L 21600 0 21600 21600 0 21600 0 0 Z N"/>
          </draw:custom-shape>
          <draw:connector draw:style-name="gr9" draw:text-style-name="P1" draw:layer="layout" draw:type="line" svg:x1="23.073cm" svg:y1="6.991cm" svg:x2="23.53cm" svg:y2="6.537cm" svg:d="M23073 6991l457-454" svg:viewBox="0 0 458 455">
            <text:p/>
          </draw:connector>
          <draw:custom-shape draw:style-name="gr8" draw:text-style-name="P4" draw:layer="layout" svg:width="2.032cm" svg:height="1.27cm" svg:x="20.304cm" svg:y="6.49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2.032cm" svg:height="1.27cm" svg:x="20.05cm" svg:y="6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4" draw:layer="layout" svg:width="2.921cm" svg:height="2.921cm" svg:x="12.214cm" svg:y="11.27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1" draw:text-style-name="P4" draw:layer="layout" svg:width="0.541cm" svg:height="0.541cm" svg:x="13.404cm" svg:y="12.4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541cm" svg:height="0.541cm" svg:x="14.25cm" svg:y="12.4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xml:id="id1" draw:id="id1" draw:layer="layout" svg:width="0.541cm" svg:height="0.541cm" svg:x="12.557cm" svg:y="11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xml:id="id4" draw:id="id4" draw:layer="layout" svg:width="0.54cm" svg:height="0.541cm" svg:x="13.404cm" svg:y="11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xml:id="id6" draw:id="id6" draw:layer="layout" svg:width="0.54cm" svg:height="0.541cm" svg:x="14.25cm" svg:y="11.65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54cm" svg:height="0.541cm" svg:x="12.558cm" svg:y="12.4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54cm" svg:height="0.541cm" svg:x="12.558cm" svg:y="13.2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541cm" svg:height="0.541cm" svg:x="13.404cm" svg:y="13.2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draw:layer="layout" svg:width="0.541cm" svg:height="0.541cm" svg:x="14.25cm" svg:y="13.2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onnector draw:style-name="gr1" draw:text-style-name="P1" draw:layer="layout" draw:type="line" svg:x1="15.964cm" svg:y1="6.661cm" svg:x2="13.989cm" svg:y2="6.661cm" draw:start-shape="id21" draw:start-glue-point="3" draw:end-shape="id3" draw:end-glue-point="1" svg:d="M15964 6661h-1975" svg:viewBox="0 0 1976 1">
          <text:p/>
        </draw:connector>
        <draw:connector draw:style-name="gr1" draw:text-style-name="P1" draw:layer="layout" draw:type="line" svg:x1="15.964cm" svg:y1="2.982cm" svg:x2="14.802cm" svg:y2="2.982cm" draw:start-shape="id22" draw:start-glue-point="3" draw:end-shape="id5" draw:end-glue-point="1" svg:d="M15964 2982h-1162" svg:viewBox="0 0 1163 1">
          <text:p/>
        </draw:connector>
        <draw:connector draw:style-name="gr1" draw:text-style-name="P1" draw:layer="layout" draw:type="line" svg:x1="15.964cm" svg:y1="10.249cm" svg:x2="13.151cm" svg:y2="10.249cm" draw:start-shape="id23" draw:start-glue-point="3" draw:end-shape="id2" draw:end-glue-point="1" svg:d="M15964 10249h-2813" svg:viewBox="0 0 2814 1">
          <text:p/>
        </draw:connector>
        <draw:connector draw:style-name="gr1" draw:text-style-name="P1" draw:layer="layout" draw:type="line" svg:x1="20.05cm" svg:y1="6.661cm" svg:x2="18.962cm" svg:y2="2.982cm" draw:start-shape="id24" draw:start-glue-point="3" draw:end-shape="id22" draw:end-glue-point="1" svg:d="M20050 6661l-1088-3679" svg:viewBox="0 0 1089 3680">
          <text:p/>
        </draw:connector>
        <draw:connector draw:style-name="gr1" draw:text-style-name="P1" draw:layer="layout" draw:type="line" svg:x1="20.05cm" svg:y1="6.661cm" svg:x2="18.962cm" svg:y2="6.661cm" draw:start-shape="id24" draw:start-glue-point="3" draw:end-shape="id21" draw:end-glue-point="1" svg:d="M20050 6661h-1088" svg:viewBox="0 0 1089 1">
          <text:p/>
        </draw:connector>
        <draw:connector draw:style-name="gr1" draw:text-style-name="P1" draw:layer="layout" draw:type="line" svg:x1="20.05cm" svg:y1="6.661cm" svg:x2="18.962cm" svg:y2="10.249cm" draw:start-shape="id24" draw:start-glue-point="3" draw:end-shape="id23" draw:end-glue-point="1" svg:d="M20050 6661l-1088 3588" svg:viewBox="0 0 1089 3589">
          <text:p/>
        </draw:connector>
        <draw:g>
          <svg:title>TexMaths</svg:title>
          <svg:desc>15§latex§$R_{L, f, \theta}$§svg§600§FALSE§</svg:desc>
          <draw:frame draw:style-name="gr2" draw:text-style-name="P2" draw:layer="layout" svg:width="1.391cm" svg:height="0.552cm" svg:x="16.268cm" svg:y="4.285cm">
            <draw:image xlink:href="Pictures/10001B42000003A000000171D9C23C9F0F4106E6.svg" xlink:type="simple" xlink:show="embed" xlink:actuate="onLoad" loext:mime-type="image/svg+xml">
              <text:p/>
            </draw:image>
            <draw:image xlink:href="Pictures/10000201000000230000000E59FB4026283B9423.png" xlink:type="simple" xlink:show="embed" xlink:actuate="onLoad" loext:mime-type="image/png"/>
          </draw:frame>
        </draw:g>
        <draw:g>
          <svg:title>TexMaths</svg:title>
          <svg:desc>15§latex§$R_{\mathrm{Re}(C), f, \theta}$§svg§600§FALSE§</svg:desc>
          <draw:frame draw:style-name="gr2" draw:text-style-name="P2" draw:layer="layout" svg:width="2.214cm" svg:height="0.546cm" svg:x="15.756cm" svg:y="8.051cm">
            <draw:image xlink:href="Pictures/100027CE000005C50000016DD365D0FEEC64FC47.svg" xlink:type="simple" xlink:show="embed" xlink:actuate="onLoad" loext:mime-type="image/svg+xml">
              <text:p/>
            </draw:image>
            <draw:image xlink:href="Pictures/10000201000000380000000E3FD251C2B7B86A47.png" xlink:type="simple" xlink:show="embed" xlink:actuate="onLoad" loext:mime-type="image/png"/>
          </draw:frame>
        </draw:g>
        <draw:g>
          <svg:title>TexMaths</svg:title>
          <svg:desc>15§latex§$R_{\mathrm{Im}(C), f, \theta}$§svg§600§FALSE§</svg:desc>
          <draw:frame draw:style-name="gr2" draw:text-style-name="P2" draw:layer="layout" svg:width="2.219cm" svg:height="0.546cm" svg:x="15.854cm" svg:y="11.651cm">
            <draw:image xlink:href="Pictures/100026FA000005C80000016D0074BF8671BA2BDF.svg" xlink:type="simple" xlink:show="embed" xlink:actuate="onLoad" loext:mime-type="image/svg+xml">
              <text:p/>
            </draw:image>
            <draw:image xlink:href="Pictures/10000201000000380000000E141491A1A7157B25.png" xlink:type="simple" xlink:show="embed" xlink:actuate="onLoad" loext:mime-type="image/png"/>
          </draw:frame>
        </draw:g>
        <draw:g>
          <svg:title>TexMaths</svg:title>
          <svg:desc>15§latex§$R_{c, f, \theta}$§svg§600§FALSE§</svg:desc>
          <draw:frame draw:style-name="gr12" draw:text-style-name="P5" draw:layer="layout" svg:width="1.29cm" svg:height="0.552cm" svg:x="20.347cm" svg:y="8.217cm">
            <draw:image xlink:href="Pictures/1000191B0000035D00000171D791BA1D05C808F0.svg" xlink:type="simple" xlink:show="embed" xlink:actuate="onLoad" loext:mime-type="image/svg+xml">
              <text:p/>
            </draw:image>
            <draw:image xlink:href="Pictures/10000201000000210000000E246B0FDA2777409F.png" xlink:type="simple" xlink:show="embed" xlink:actuate="onLoad" loext:mime-type="image/png"/>
          </draw:frame>
        </draw:g>
        <draw:g>
          <svg:title>TexMaths</svg:title>
          <svg:desc>11§latex§$ c = \{ L, \mathrm{Re}(C), \mathrm{Im}(C) \}$§svg§600§FALSE§</svg:desc>
          <draw:frame draw:style-name="gr12" draw:text-style-name="P5" draw:layer="layout" svg:width="3.774cm" svg:height="0.385cm" svg:x="20.221cm" svg:y="8.88cm">
            <draw:image xlink:href="Pictures/1000400B00000D680000015F4546879BB11B239E.svg" xlink:type="simple" xlink:show="embed" xlink:actuate="onLoad" loext:mime-type="image/svg+xml">
              <text:p/>
            </draw:image>
            <draw:image xlink:href="Pictures/10000201000000820000000D94DBD942E8D6B9B1.png" xlink:type="simple" xlink:show="embed" xlink:actuate="onLoad" loext:mime-type="image/png"/>
          </draw:frame>
        </draw:g>
        <draw:frame draw:style-name="gr13" draw:text-style-name="P7" draw:layer="layout" svg:width="5.588cm" svg:height="1.275cm" svg:x="4.867cm" svg:y="0.236cm">
          <draw:text-box>
            <text:p text:style-name="P6"><text:span text:style-name="T1">COLOR TRANSFORMATION</text:span></text:p>
          </draw:text-box>
        </draw:frame>
        <draw:frame draw:style-name="gr13" draw:text-style-name="P7" draw:layer="layout" svg:width="4.955cm" svg:height="1.275cm" svg:x="19.366cm" svg:y="0.236cm">
          <draw:text-box>
            <text:p text:style-name="P6"><text:span text:style-name="T1">FEATURE SPACE CONSTRUCTION</text:span></text:p>
          </draw:text-box>
        </draw:frame>
        <draw:frame draw:style-name="gr13" draw:text-style-name="P7" draw:layer="layout" svg:width="6.096cm" svg:height="1.275cm" svg:x="12.711cm" svg:y="0.236cm">
          <draw:text-box>
            <text:p text:style-name="P6"><text:span text:style-name="T1">CHANNEL SPECTRAL DECOMPOSITION</text:span></text:p>
          </draw:text-box>
        </draw:frame>
        <draw:frame draw:style-name="gr14" draw:text-style-name="P8" draw:layer="layout" svg:width="3.775cm" svg:height="0.708cm" svg:x="11.895cm" svg:y="14.266cm">
          <draw:text-box>
            <text:p text:style-name="P5"><text:span text:style-name="T2">Gabor filterbank </text:span></text:p>
          </draw:text-box>
        </draw:frame>
        <draw:frame draw:style-name="gr14" draw:text-style-name="P8" draw:layer="layout" svg:width="3.048cm" svg:height="0.708cm" svg:x="8.829cm" svg:y="11.191cm">
          <draw:text-box>
            <text:p text:style-name="P5"><text:span text:style-name="T2">Chrominance</text:span></text:p>
          </draw:text-box>
        </draw:frame>
        <draw:frame draw:style-name="gr14" draw:text-style-name="P8" draw:layer="layout" svg:width="4.283cm" svg:height="0.708cm" svg:x="20.055cm" svg:y="4.406cm">
          <draw:text-box>
            <text:p text:style-name="P5"><text:span text:style-name="T2">Image feature space</text:span></text:p>
          </draw:text-box>
        </draw:frame>
        <draw:frame draw:style-name="gr15" draw:text-style-name="P8" draw:layer="layout" svg:width="1.778cm" svg:height="1.131cm" svg:x="0.395cm" svg:y="7.408cm">
          <draw:text-box>
            <text:p text:style-name="P5"><text:span text:style-name="T2">Input</text:span></text:p>
            <text:p text:style-name="P5"><text:span text:style-name="T2">image</text:span></text:p>
          </draw:text-box>
        </draw:frame>
        <draw:line draw:style-name="gr16" draw:text-style-name="P1" draw:layer="layout" svg:x1="19.391cm" svg:y1="14.899cm" svg:x2="19.391cm" svg:y2="0.269cm">
          <text:p/>
        </draw:line>
        <draw:line draw:style-name="gr16" draw:text-style-name="P1" draw:layer="layout" svg:x1="11.991cm" svg:y1="14.899cm" svg:x2="11.991cm" svg:y2="0.269cm">
          <text:p/>
        </draw:line>
        <draw:line draw:style-name="gr16" draw:text-style-name="P1" draw:layer="layout" svg:x1="3.191cm" svg:y1="14.899cm" svg:x2="3.191cm" svg:y2="0.26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4.409cm" fo:page-height="15.0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1:55:15.646104708</meta:creation-date>
    <dc:date>2021-05-11T10:47:03.967562781</dc:date>
    <meta:editing-duration>PT3H5M38S</meta:editing-duration>
    <meta:editing-cycles>17</meta:editing-cycles>
    <meta:generator>LibreOffice/6.4.7.2$Linux_X86_64 LibreOffice_project/40$Build-2</meta:generator>
    <meta:document-statistic meta:object-count="138"/>
  </office:meta>
</office:document-meta>
</file>